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49cm" style:rel-column-width="56201*"/>
    </style:style>
    <style:style style:name="Table4.B" style:family="table-column">
      <style:table-column-properties style:column-width="1.901cm" style:rel-column-width="93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49cm" style:rel-column-width="56201*"/>
    </style:style>
    <style:style style:name="Table6.B" style:family="table-column">
      <style:table-column-properties style:column-width="1.901cm" style:rel-column-width="933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391a2c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391a2c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391a2c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3e468c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018a3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d609f" officeooo:paragraph-rsid="002d609f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d609f" officeooo:paragraph-rsid="00391a2c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2ff15a" officeooo:paragraph-rsid="00391a2c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3e3e4" officeooo:paragraph-rsid="0033aa76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33e3e4" officeooo:paragraph-rsid="003a8059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57504" officeooo:paragraph-rsid="00391a2c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57504" officeooo:paragraph-rsid="0041c610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20" style:family="paragraph" style:parent-style-name="Table_20_Contents">
      <style:text-properties fo:font-size="10pt" fo:language="en" fo:country="US" officeooo:paragraph-rsid="00391a2c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3e468c" officeooo:paragraph-rsid="00402239" style:font-size-asian="10pt" style:font-size-complex="10pt"/>
    </style:style>
    <style:style style:name="P22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3" style:family="paragraph" style:parent-style-name="Standard">
      <style:text-properties fo:font-size="10pt" fo:language="en" fo:country="US" officeooo:rsid="0019c138" officeooo:paragraph-rsid="00391a2c" style:font-size-asian="10pt" style:font-size-complex="10pt"/>
    </style:style>
    <style:style style:name="P24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5" style:family="paragraph" style:parent-style-name="Standard">
      <style:text-properties fo:font-size="10pt" fo:language="en" fo:country="US" officeooo:rsid="00169fb3" officeooo:paragraph-rsid="00391a2c" style:font-size-asian="10pt" style:font-size-complex="10pt"/>
    </style:style>
    <style:style style:name="P26" style:family="paragraph" style:parent-style-name="Standard">
      <style:text-properties fo:font-size="10pt" fo:language="en" fo:country="US" officeooo:rsid="002b1170" officeooo:paragraph-rsid="00391a2c" style:font-size-asian="10pt" style:font-size-complex="10pt"/>
    </style:style>
    <style:style style:name="P27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28" style:family="paragraph" style:parent-style-name="Standard">
      <style:text-properties fo:font-size="10pt" fo:language="en" fo:country="US" officeooo:rsid="002aaf87" officeooo:paragraph-rsid="00391a2c" style:font-size-asian="10pt" style:font-size-complex="10pt"/>
    </style:style>
    <style:style style:name="P29" style:family="paragraph" style:parent-style-name="Standard">
      <style:text-properties fo:font-size="10pt" fo:language="en" fo:country="US" officeooo:rsid="00169fb3" officeooo:paragraph-rsid="0047c35f" style:font-size-asian="10pt" style:font-size-complex="10pt"/>
    </style:style>
    <style:style style:name="P30" style:family="paragraph" style:parent-style-name="Standard">
      <style:text-properties fo:font-size="10pt" fo:language="en" fo:country="US" officeooo:rsid="00169fb3" officeooo:paragraph-rsid="004a45b0" style:font-size-asian="10pt" style:font-size-complex="10pt"/>
    </style:style>
    <style:style style:name="P31" style:family="paragraph" style:parent-style-name="Standard">
      <style:text-properties fo:font-size="10pt" fo:language="en" fo:country="US" officeooo:rsid="0019c138" officeooo:paragraph-rsid="0047c35f" style:font-size-asian="10pt" style:font-size-complex="10pt"/>
    </style:style>
    <style:style style:name="P32" style:family="paragraph" style:parent-style-name="Standard">
      <style:text-properties fo:font-size="10pt" fo:language="en" fo:country="US" officeooo:rsid="0019c138" officeooo:paragraph-rsid="004a45b0" style:font-size-asian="10pt" style:font-size-complex="10pt"/>
    </style:style>
    <style:style style:name="P33" style:family="paragraph" style:parent-style-name="Standard">
      <style:text-properties fo:font-size="10pt" fo:language="en" fo:country="US" officeooo:rsid="002aaf87" officeooo:paragraph-rsid="0047c35f" style:font-size-asian="10pt" style:font-size-complex="10pt"/>
    </style:style>
    <style:style style:name="P34" style:family="paragraph" style:parent-style-name="Standard">
      <style:text-properties fo:font-size="10pt" fo:language="en" fo:country="US" officeooo:rsid="002aaf87" officeooo:paragraph-rsid="004a45b0" style:font-size-asian="10pt" style:font-size-complex="10pt"/>
    </style:style>
    <style:style style:name="P35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36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37" style:family="paragraph" style:parent-style-name="Standard">
      <style:text-properties fo:font-size="10pt" fo:language="en" fo:country="US" style:text-underline-style="none" officeooo:rsid="00169fb3" officeooo:paragraph-rsid="004a45b0" style:font-size-asian="10pt" style:font-size-complex="10pt"/>
    </style:style>
    <style:style style:name="P38" style:family="paragraph" style:parent-style-name="Standard">
      <style:text-properties fo:font-size="10pt" fo:language="en" fo:country="US" style:text-underline-style="none" officeooo:rsid="0047c35f" officeooo:paragraph-rsid="0047c35f" style:font-size-asian="10pt" style:font-size-complex="10pt"/>
    </style:style>
    <style:style style:name="P39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40" style:family="paragraph" style:parent-style-name="Standard">
      <style:text-properties fo:font-size="10pt" fo:language="en" fo:country="US" style:text-underline-style="none" officeooo:rsid="004859d3" officeooo:paragraph-rsid="004a45b0" style:font-size-asian="10pt" style:font-size-complex="10pt"/>
    </style:style>
    <style:style style:name="P41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42" style:family="paragraph" style:parent-style-name="Table_20_Contents">
      <style:text-properties fo:font-size="10pt" fo:language="en" fo:country="US" officeooo:rsid="003e468c" officeooo:paragraph-rsid="0047c35f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3e468c" officeooo:paragraph-rsid="004a45b0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2ff15a" officeooo:paragraph-rsid="0047c35f" style:font-size-asian="10pt" style:font-size-complex="10pt"/>
    </style:style>
    <style:style style:name="P46" style:family="paragraph" style:parent-style-name="Table_20_Contents">
      <style:text-properties fo:font-size="10pt" fo:language="en" fo:country="US" officeooo:rsid="002ff15a" officeooo:paragraph-rsid="004a45b0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2d609f" officeooo:paragraph-rsid="004a45b0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33e3e4" officeooo:paragraph-rsid="0047c35f" style:font-size-asian="10pt" style:font-size-complex="10pt"/>
    </style:style>
    <style:style style:name="P50" style:family="paragraph" style:parent-style-name="Table_20_Contents">
      <style:text-properties fo:font-size="10pt" fo:language="en" fo:country="US" officeooo:rsid="0033e3e4" officeooo:paragraph-rsid="004a45b0" style:font-size-asian="10pt" style:font-size-complex="10pt"/>
    </style:style>
    <style:style style:name="P51" style:family="paragraph" style:parent-style-name="Table_20_Contents">
      <style:text-properties fo:font-size="10pt" fo:language="en" fo:country="US" officeooo:rsid="00169fb3" officeooo:paragraph-rsid="0047c35f" style:font-size-asian="10pt" style:font-size-complex="10pt"/>
    </style:style>
    <style:style style:name="P52" style:family="paragraph" style:parent-style-name="Table_20_Contents">
      <style:text-properties fo:font-size="10pt" fo:language="en" fo:country="US" officeooo:rsid="00169fb3" officeooo:paragraph-rsid="004a45b0" style:font-size-asian="10pt" style:font-size-complex="10pt"/>
    </style:style>
    <style:style style:name="P53" style:family="paragraph" style:parent-style-name="Table_20_Contents">
      <style:text-properties fo:font-size="10pt" fo:language="en" fo:country="US" officeooo:rsid="002b1170" officeooo:paragraph-rsid="0047c35f" style:font-size-asian="10pt" style:font-size-complex="10pt"/>
    </style:style>
    <style:style style:name="P54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55" style:family="paragraph" style:parent-style-name="Table_20_Contents">
      <style:text-properties fo:font-size="10pt" fo:language="en" fo:country="US" officeooo:rsid="002b1170" officeooo:paragraph-rsid="004a45b0" style:font-size-asian="10pt" style:font-size-complex="10pt"/>
    </style:style>
    <style:style style:name="P56" style:family="paragraph" style:parent-style-name="Table_20_Contents">
      <style:text-properties fo:font-size="10pt" fo:language="en" fo:country="US" officeooo:rsid="0018584f" officeooo:paragraph-rsid="0047c35f" style:font-size-asian="10pt" style:font-size-complex="10pt"/>
    </style:style>
    <style:style style:name="P57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58" style:family="paragraph" style:parent-style-name="Table_20_Contents">
      <style:text-properties fo:font-size="10pt" fo:language="en" fo:country="US" officeooo:rsid="0018584f" officeooo:paragraph-rsid="004a45b0" style:font-size-asian="10pt" style:font-size-complex="10pt"/>
    </style:style>
    <style:style style:name="P59" style:family="paragraph" style:parent-style-name="Table_20_Contents">
      <style:text-properties fo:font-size="10pt" fo:language="en" fo:country="US" officeooo:rsid="00357504" officeooo:paragraph-rsid="0047c35f" style:font-size-asian="10pt" style:font-size-complex="10pt"/>
    </style:style>
    <style:style style:name="P60" style:family="paragraph" style:parent-style-name="Table_20_Contents">
      <style:text-properties fo:font-size="10pt" fo:language="en" fo:country="US" officeooo:rsid="00357504" officeooo:paragraph-rsid="004a45b0" style:font-size-asian="10pt" style:font-size-complex="10pt"/>
    </style:style>
    <style:style style:name="P61" style:family="paragraph" style:parent-style-name="Table_20_Contents">
      <style:text-properties fo:font-size="10pt" fo:language="en" fo:country="US" officeooo:paragraph-rsid="0047c35f" style:font-size-asian="10pt" style:font-size-complex="10pt"/>
    </style:style>
    <style:style style:name="P62" style:family="paragraph" style:parent-style-name="Table_20_Contents">
      <style:text-properties fo:font-size="10pt" fo:language="en" fo:country="US" officeooo:paragraph-rsid="004a45b0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3e468c"/>
    </style:style>
    <style:style style:name="T4" style:family="text">
      <style:text-properties officeooo:rsid="00357504"/>
    </style:style>
    <style:style style:name="T5" style:family="text">
      <style:text-properties officeooo:rsid="00435687"/>
    </style:style>
    <style:style style:name="T6" style:family="text">
      <style:text-properties officeooo:rsid="004859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FEATURE <text:span text:style-name="T1"><text:s text:c="132"/></text:span></text:p>
      <text:p text:style-name="P24"/>
      <text:p text:style-name="P27">BEFORE START</text:p>
      <text:p text:style-name="P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USER STORY / <text:span text:style-name="T2">REQUIREMENT</text:span> COMPLETE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USER STORY / <text:span text:style-name="T2">REQUIREMENT</text:span> IN ISSUE TRACKING SYSTE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ACCESS TO CODE BASE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CHECKED OUT CORRECT BRANCH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1"><text:bookmark-start text:name="__DdeLink__839_952264851"/>BRANCH IF NECESSARY (HOTFIX, FEATURE)<text:bookmark-end text:name="__DdeLink__839_952264851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DEPENDENT SERVICES 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UNIT TESTS 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PROBLEM STATEMENT CLEAR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DOES SIMILAR SOLUTION EXIS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DOES OUTLINE EXIST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2">PREVIEW WITH COLLEAGUE</text:p>
          </table:table-cell>
          <table:table-cell table:style-name="Table1.B2" office:value-type="string">
            <text:p text:style-name="P1"/>
          </table:table-cell>
        </table:table-row>
      </table:table>
      <text:p text:style-name="P24"/>
      <text:p text:style-name="P22">IMPLEMENTATION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SEE DEVELOPMENT PROGRESS SHEET</text:p>
          </table:table-cell>
          <table:table-cell table:style-name="Table2.B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2">REVIEW WITH COLLEAGUE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47">LOCAL BUILD WITHOUT ERRORS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6">MERGE <text:span text:style-name="T5">HOTFIX / FEATURE </text:span>BRANCH IF NECESSARY</text:p>
          </table:table-cell>
          <table:table-cell table:style-name="Table2.B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9">DELETE <text:span text:style-name="T5">HOTFIX / FEATURE </text:span>BRANCH IF NECESSARY</text:p>
          </table:table-cell>
          <table:table-cell table:style-name="Table2.B2" office:value-type="string">
            <text:p text:style-name="P16"/>
          </table:table-cell>
        </table:table-row>
      </table:table>
      <text:p text:style-name="P35"/>
      <text:p text:style-name="P39">RELEASE</text:p>
      <text:p text:style-name="P3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4">SEE <text:span text:style-name="T6">RELEASE</text:span> <text:span text:style-name="T6">CHECKLIST</text:span></text:p>
          </table:table-cell>
          <table:table-cell table:style-name="Table5.B1" office:value-type="string">
            <text:p text:style-name="P57"/>
          </table:table-cell>
        </table:table-row>
      </table:table>
      <text:p text:style-name="P36"/>
      <text:p text:style-name="P38"/>
      <text:p text:style-name="P35"/>
      <text:p text:style-name="P35"/>
      <text:p text:style-name="P35"/>
      <text:p text:style-name="P35"/>
      <text:p text:style-name="P35"/>
      <text:p text:style-name="P35"/>
      <text:p text:style-name="P32">FEATURE <text:span text:style-name="T1"><text:s text:c="132"/></text:span></text:p>
      <text:p text:style-name="P30"/>
      <text:p text:style-name="P34">BEFORE START</text:p>
      <text:p text:style-name="P3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0">USER STORY / <text:span text:style-name="T2">REQUIREMENT</text:span> COMPLETE</text:p>
          </table:table-cell>
          <table:table-cell table:style-name="Table3.B1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50">USER STORY / <text:span text:style-name="T2">REQUIREMENT</text:span> IN ISSUE TRACKING SYSTEM</text:p>
          </table:table-cell>
          <table:table-cell table:style-name="Table3.B2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50">USER STORY / <text:span text:style-name="T2">REQUIREMENT</text:span> PRIORITIZED</text:p>
          </table:table-cell>
          <table:table-cell table:style-name="Table3.B2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55">ACCESS TO CODE BASE</text:p>
          </table:table-cell>
          <table:table-cell table:style-name="Table3.B2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55">CHECKED OUT CORRECT BRANCH</text:p>
          </table:table-cell>
          <table:table-cell table:style-name="Table3.B2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43"><text:bookmark-start text:name="__DdeLink__839_9522648512"/>BRANCH IF NECESSARY (HOTFIX, FEATURE)<text:bookmark-end text:name="__DdeLink__839_9522648512"/></text:p>
          </table:table-cell>
          <table:table-cell table:style-name="Table3.B2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55">DEPENDENT SERVICES RUNNING</text:p>
          </table:table-cell>
          <table:table-cell table:style-name="Table3.B2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55">UNIT TESTS RUNNING</text:p>
          </table:table-cell>
          <table:table-cell table:style-name="Table3.B2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55">PROBLEM STATEMENT CLEAR</text:p>
          </table:table-cell>
          <table:table-cell table:style-name="Table3.B2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55">DOES SIMILAR SOLUTION EXIST</text:p>
          </table:table-cell>
          <table:table-cell table:style-name="Table3.B2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55">DOES OUTLINE EXIST</text:p>
          </table:table-cell>
          <table:table-cell table:style-name="Table3.B2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55">HAS BEST SOLUTION BEEN CHOSEN</text:p>
          </table:table-cell>
          <table:table-cell table:style-name="Table3.B2" office:value-type="string">
            <text:p text:style-name="P62"/>
          </table:table-cell>
        </table:table-row>
        <table:table-row>
          <table:table-cell table:style-name="Table3.A2" office:value-type="string">
            <text:p text:style-name="P46">PREVIEW WITH COLLEAGUE</text:p>
          </table:table-cell>
          <table:table-cell table:style-name="Table3.B2" office:value-type="string">
            <text:p text:style-name="P62"/>
          </table:table-cell>
        </table:table-row>
      </table:table>
      <text:p text:style-name="P30"/>
      <text:p text:style-name="P32">IMPLEMENTATION</text:p>
      <text:p text:style-name="P3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5">SEE DEVELOPMENT PROGRESS SHEET</text:p>
          </table:table-cell>
          <table:table-cell table:style-name="Table4.B1" office:value-type="string">
            <text:p text:style-name="P58"/>
          </table:table-cell>
        </table:table-row>
        <table:table-row>
          <table:table-cell table:style-name="Table4.A2" office:value-type="string">
            <text:p text:style-name="P46">REVIEW WITH COLLEAGUE</text:p>
          </table:table-cell>
          <table:table-cell table:style-name="Table4.B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48">LOCAL BUILD WITHOUT ERRORS</text:p>
          </table:table-cell>
          <table:table-cell table:style-name="Table4.B2" office:value-type="string">
            <text:p text:style-name="P46"/>
          </table:table-cell>
        </table:table-row>
        <table:table-row>
          <table:table-cell table:style-name="Table4.A2" office:value-type="string">
            <text:p text:style-name="P60">MERGE <text:span text:style-name="T5">HOTFIX / FEATURE </text:span>BRANCH IF NECESSARY</text:p>
          </table:table-cell>
          <table:table-cell table:style-name="Table4.B2" office:value-type="string">
            <text:p text:style-name="P60"/>
          </table:table-cell>
        </table:table-row>
        <table:table-row>
          <table:table-cell table:style-name="Table4.A2" office:value-type="string">
            <text:p text:style-name="P60">DELETE <text:span text:style-name="T5">HOTFIX / FEATURE </text:span>BRANCH IF NECESSARY</text:p>
          </table:table-cell>
          <table:table-cell table:style-name="Table4.B2" office:value-type="string">
            <text:p text:style-name="P60"/>
          </table:table-cell>
        </table:table-row>
      </table:table>
      <text:p text:style-name="P37"/>
      <text:p text:style-name="P40">RELEASE</text:p>
      <text:p text:style-name="P4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5">SEE <text:span text:style-name="T6">RELEASE</text:span> <text:span text:style-name="T6">CHECKLIST</text:span></text:p>
          </table:table-cell>
          <table:table-cell table:style-name="Table6.B1" office:value-type="string">
            <text:p text:style-name="P58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8-26T19:26:15.295570247</dc:date>
    <meta:editing-duration>PT54M42S</meta:editing-duration>
    <meta:editing-cycles>37</meta:editing-cycles>
    <meta:generator>LibreOffice/5.1.6.2$Linux_X86_64 LibreOffice_project/10m0$Build-2</meta:generator>
    <meta:document-statistic meta:table-count="6" meta:image-count="0" meta:object-count="0" meta:page-count="1" meta:paragraph-count="46" meta:word-count="176" meta:character-count="1438" meta:non-whitespace-character-count="1042"/>
  </office:meta>
</office:document-meta>
</file>